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2pt" style:font-size-asian="12pt" style:font-size-complex="12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41467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54dcb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12d386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UrbanBody">
      <style:text-properties style:font-name="Arial" fo:font-size="10pt" style:font-size-asian="10pt" style:font-size-complex="10pt"/>
    </style:style>
    <style:style style:name="P16" style:family="paragraph" style:parent-style-name="UrbanBody">
      <style:text-properties fo:color="#800000" style:font-name="Arial" fo:font-size="10pt" officeooo:rsid="00124a85" officeooo:paragraph-rsid="00124a85" fo:background-color="#ffff00" style:font-size-asian="10pt" style:font-size-complex="10pt"/>
    </style:style>
    <style:style style:name="P17" style:family="paragraph" style:parent-style-name="UrbanBody">
      <style:text-properties fo:color="#800000" style:font-name="Arial" fo:font-size="10pt" style:text-underline-style="none" fo:font-weight="normal" officeooo:rsid="00124a85" officeooo:paragraph-rsid="00124a85" fo:background-color="#ffff0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1" fo:font-size="10pt" officeooo:rsid="000be31f" officeooo:paragraph-rsid="00124a85" style:font-size-asian="10pt" style:font-name-complex="Times New Roman2" style:font-size-complex="1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style:font-name="Calibri"/>
    </style:style>
    <style:style style:name="T7" style:family="text">
      <style:text-properties fo:color="#800000" officeooo:rsid="00124a85" fo:background-color="#ffff00" loext:char-shading-value="0"/>
    </style:style>
    <style:style style:name="T8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9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</draw:text-box></draw:frame><text:span text:style-name="T6"><text:text-input text:description="">tool.getCityName()</text:text-input></text:span>, le <text:span text:style-name="T6"><text:text-input text:description="">licence_view.format_date()</text:text-input></text:span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5">DGO4 - Direction générale opérationnelle </text:p><text:p text:style-name="P16">Site DGO4</text:p><text:p text:style-name="P15"><text:span text:style-name="T7">Titre Nom DGO4</text:span> - Fonctionnaire Délégué</text:p><text:p text:style-name="P16">Adresse DGO4</text:p><text:p text:style-name="P17">CP Ville DGO4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<text:span text:style-name="T4">sion</text:span> d<text:span text:style-name="T5">'un dossier incomplet</text:span> – <text:span text:style-name="T4">D.IV.33.2°</text:span></text:p>
      <text:p text:style-name="P3"/>
      <text:p text:style-name="P13">Agent traitant : <text:span text:style-name="Police_20_par_20_défaut"><text:span text:style-name="T9"><text:text-input text:description="">self.getFoldermanagers()[0].getName1()</text:text-input></text:span></text:span><text:span text:style-name="Police_20_par_20_défaut"><text:span text:style-name="T9"><text:s/></text:span></text:span><text:span text:style-name="Police_20_par_20_défaut"><text:span text:style-name="T9"><text:text-input text:description="">self.getFoldermanagers()[0].getName2()</text:text-input></text:span></text:span></text:p>
      <text:p text:style-name="P12"><office:annotation><dc:creator>Gauthier Bastien</dc:creator><dc:date>2011-01-13T14:56:41</dc:date><text:p text:style-name="P19"><text:span text:style-name="T10">do text</text:span></text:p><text:p text:style-name="P19"><text:span text:style-name="T10">from document(at=reference, format='odt')</text:span></text:p></office:annotation>Import depuis reference.odt</text:p>
      <text:p text:style-name="P10"><text:span text:style-name="T3">Références SPW - DGO4 :</text:span> <text:text-input text:description="Référence DGATLP">self.getValueForTemplate('referenceDGATLP') </text:text-input></text:p>
      <text:p text:style-name="P10"/>
      <text:p text:style-name="P5"><office:annotation><dc:creator>Gauthier Bastien</dc:creator><dc:date>2011-02-16T16:12:24</dc:date><text:p text:style-name="P1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9"><text:span text:style-name="T8">Titre DGO4</text:span> le Directeur,</text:p>
      <text:p text:style-name="P5"/>
      <text:p text:style-name="P7"/>
      <text:p text:style-name="P7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5"/>
      <text:p text:style-name="P8">Nous vous en souhaitons bonne réception et nous vous prions d'agréer, <text:span text:style-name="T8">Titre DGO4</text:span> le Directeur, nos <text:s/>salutations distinguées.</text:p>
      <text:p text:style-name="P5"/>
      <text:p text:style-name="P5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11"/>
      <text:p text:style-name="P11"/>
      <text:p text:style-name="P11"/>
      <text:p text:style-name="P11"/>
      <text:p text:style-name="P11"/>
      <text:p text:style-name="P14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5:04.290299065</dc:date>
    <dc:language>fr-FR</dc:language>
    <meta:editing-cycles>98</meta:editing-cycles>
    <meta:editing-duration>P1DT10H9M50S</meta:editing-duration>
    <dc:creator>bleybaert</dc:creator>
    <meta:document-statistic meta:table-count="0" meta:image-count="0" meta:object-count="0" meta:page-count="1" meta:paragraph-count="21" meta:word-count="158" meta:character-count="1208" meta:non-whitespace-character-count="1093"/>
    <meta:user-defined meta:name="Info 1"/>
    <meta:user-defined meta:name="Info 2"/>
    <meta:user-defined meta:name="Info 3"/>
    <meta:user-defined meta:name="Info 4"/>
  </office:meta>
</office:document-meta>
</file>